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1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he links offered in this BoM are mere suggestions. Have a look on eBay or Alibaba to find cheaper alternativ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Push but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://nl.farnell.com/apem/1415nc-black/switch-spdt-black/dp/1082275?Ntt=1082275" xlink:type="simple">http://nl.farnell.com/apem/1415nc-black/switch-spdt-black/dp/1082275?Ntt=1082275</text:a></text:p>
          </table:table-cell>
          <table:table-cell office:value-type="string" calcext:value-type="string">
            <text:p>APEM - 1415NC BLACK - SWITCH, SPDT, BLACK </text:p>
          </table:table-cell>
        </table:table-row>
        <table:table-row table:style-name="ro1">
          <table:table-cell office:value-type="string" calcext:value-type="string">
            <text:p>Lid lever 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nl.farnell.com/itw-switches/19n403l18/microswitch-v4-lever/dp/624676?Ntt=624676" xlink:type="simple">http://nl.farnell.com/itw-switches/19n403l18/microswitch-v4-lever/dp/624676?Ntt=624676</text:a></text:p>
          </table:table-cell>
          <table:table-cell office:value-type="string" calcext:value-type="string">
            <text:p>ITW SWITCHES - 19N403L18 - MICROSWITCH, V4, LEVER </text:p>
          </table:table-cell>
        </table:table-row>
        <table:table-row table:style-name="ro1">
          <table:table-cell office:value-type="string" calcext:value-type="string">
            <text:p>IR RPM sen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nl.farnell.com/fairchild-semiconductor/qrd1114/opto-switch-reflective/dp/1467858?Ntt=1467858" xlink:type="simple">http://nl.farnell.com/fairchild-semiconductor/qrd1114/opto-switch-reflective/dp/1467858?Ntt=1467858</text:a></text:p>
          </table:table-cell>
          <table:table-cell office:value-type="string" calcext:value-type="string">
            <text:p>FAIRCHILD SEMICONDUCTOR - QRD1114 - OPTO SWITCH, REFLECTIVE</text:p>
          </table:table-cell>
        </table:table-row>
        <table:table-row table:style-name="ro1">
          <table:table-cell office:value-type="string" calcext:value-type="string">
            <text:p>16x2 LCD display with I2C mo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iprototype.nl/products/components/led-lcd/lcd16x2-I2C-BL" xlink:type="simple">https://iprototype.nl/products/components/led-lcd/lcd16x2-I2C-BL</text:a></text:p>
          </table:table-cell>
          <table:table-cell office:value-type="string" calcext:value-type="string">
            <text:p>These displays are also commonly found on eBay: <text:a xlink:href="http://www.ebay.com/itm/1602-LCD-16X2-Character-Display-IIC-I2C-TWI-SPI-I2C-Serial-Interface-Board-/371158866343?pt=LH_DefaultDomain_0&amp;hash=item566acad9a7" xlink:type="simple">http://www.ebay.com/itm/1602-LCD-16X2-Character-Display-IIC-I2C-TWI-SPI-I2C-Serial-Interface-Board-/371158866343?pt=LH_DefaultDomain_0&amp;hash=item566acad9a7</text:a></text:p>
          </table:table-cell>
        </table:table-row>
        <table:table-row table:style-name="ro1">
          <table:table-cell office:value-type="string" calcext:value-type="string">
            <text:p>R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youmagine.com/designs/microcentrifuge-20-place-rotor" xlink:type="simple">https://www.youmagine.com/designs/microcentrifuge-20-place-rotor</text:a></text:p>
          </table:table-cell>
          <table:table-cell office:value-type="string" calcext:value-type="string">
            <text:p>Print it yourself, via Shapeways or 3Dhubs</text:p>
          </table:table-cell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thermaltake.com/products-model.aspx?id=C_00001830" xlink:type="simple">http://www.thermaltake.com/products-model.aspx?id=C_00001830</text:a></text:p>
          </table:table-cell>
          <table:table-cell office:value-type="string" calcext:value-type="string">
            <text:p>ThermalTake SMART M850W</text:p>
          </table:table-cell>
        </table:table-row>
        <table:table-row table:style-name="ro1">
          <table:table-cell office:value-type="string" calcext:value-type="string">
            <text:p>Electronic Speed Contro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obbyking.com/hobbyking/store/uh_viewItem.asp?idProduct=33371</text:p>
          </table:table-cell>
          <table:table-cell office:value-type="string" calcext:value-type="string">
            <text:p>Hobbyking SS Heli Series 50-65A ESC</text:p>
          </table:table-cell>
        </table:table-row>
        <table:table-row table:style-name="ro1">
          <table:table-cell office:value-type="string" calcext:value-type="string">
            <text:p>Brushless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hobbyking.com/hobbyking/store/uh_viewItem.asp?idProduct=39962" xlink:type="simple">http://www.hobbyking.com/hobbyking/store/uh_viewItem.asp?idProduct=39962</text:a></text:p>
          </table:table-cell>
          <table:table-cell office:value-type="string" calcext:value-type="string">
            <text:p>Turnigy Aerodrive SK3 - 4240-740kv Brushless Outrunner Motor </text:p>
          </table:table-cell>
        </table:table-row>
        <table:table-row table:style-name="ro1">
          <table:table-cell office:value-type="string" calcext:value-type="string">
            <text:p>Power 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iprototype.nl/products/components/buttons-switches/rocker-switch-large" xlink:type="simple">https://iprototype.nl/products/components/buttons-switches/rocker-switch-large</text:a></text:p>
          </table:table-cell>
          <table:table-cell office:value-type="string" calcext:value-type="string">
            <text:p>RLEIL ROCKER SWITCH</text:p>
          </table:table-cell>
        </table:table-row>
        <table:table-row table:style-name="ro1">
          <table:table-cell office:value-type="string" calcext:value-type="string">
            <text:p>Arduino Ethernet</text:p>
          </table:table-cell>
          <table:table-cell table:number-columns-repeated="2"/>
          <table:table-cell office:value-type="string" calcext:value-type="string">
            <text:p>Buy it at your favorite Arduino dealer</text:p>
          </table:table-cell>
        </table:table-row>
        <table:table-row table:style-name="ro1">
          <table:table-cell office:value-type="string" calcext:value-type="string">
            <text:p>Lasercut out of 3mm MDF</text:p>
          </table:table-cell>
          <table:table-cell table:number-columns-repeated="2"/>
          <table:table-cell office:value-type="string" calcext:value-type="string">
            <text:p>Cut it yourself, or via Ponoko / Formulor</text:p>
          </table:table-cell>
        </table:table-row>
        <table:table-row table:style-name="ro1">
          <table:table-cell office:value-type="string" calcext:value-type="string">
            <text:p>2.2kOh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://nl.farnell.com/multicomp/mcf-0-25w-2k2/resistor-carbon-film-2k2-0-25w/dp/9339302?Ntt=9339302" xlink:type="simple">http://nl.farnell.com/multicomp/mcf-0-25w-2k2/resistor-carbon-film-2k2-0-25w/dp/9339302?Ntt=9339302</text:a></text:p>
          </table:table-cell>
          <table:table-cell office:value-type="string" calcext:value-type="string">
            <text:p>MULTICOMP - MCF 0.25W 2K2 - RESISTOR, CARBON FILM, 2K2, 0.25W, 5%</text:p>
          </table:table-cell>
        </table:table-row>
        <table:table-row table:style-name="ro1">
          <table:table-cell office:value-type="string" calcext:value-type="string">
            <text:p>220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nl.farnell.com/multicomp/mcf-0-25w-220r/resistor-carbon-film-220r-0-25w/dp/9339299?Ntt=9339299" xlink:type="simple">http://nl.farnell.com/multicomp/mcf-0-25w-220r/resistor-carbon-film-220r-0-25w/dp/9339299?Ntt=9339299</text:a></text:p>
          </table:table-cell>
          <table:table-cell office:value-type="string" calcext:value-type="string">
            <text:p>MULTICOMP - MCF 0.25W 220R - RESISTOR, CARBON FILM, 220R, 0.25W, 5% </text:p>
          </table:table-cell>
        </table:table-row>
        <table:table-row table:style-name="ro1">
          <table:table-cell office:value-type="string" calcext:value-type="string">
            <text:p>6.8k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nl.farnell.com/multicomp/mcf-0-25w-6k8/resistor-carbon-film-6k8-0-25w/dp/9339663?Ntt=9339663" xlink:type="simple">http://nl.farnell.com/multicomp/mcf-0-25w-6k8/resistor-carbon-film-6k8-0-25w/dp/9339663?Ntt=9339663</text:a></text:p>
          </table:table-cell>
          <table:table-cell office:value-type="string" calcext:value-type="string">
            <text:p>MULTICOMP - MCF 0.25W 6K8 - RESISTOR, CARBON FILM, 6K8, 0.25W, 5%</text:p>
          </table:table-cell>
        </table:table-row>
        <table:table-row table:style-name="ro1">
          <table:table-cell office:value-type="string" calcext:value-type="string">
            <text:p>Rotary enco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sparkfun.com/products/9117" xlink:type="simple">https://www.sparkfun.com/products/9117</text:a></text:p>
          </table:table-cell>
          <table:table-cell office:value-type="string" calcext:value-type="string">
            <text:p>ALPHA 318-ENC130175F-12PS</text:p>
          </table:table-cell>
        </table:table-row>
        <table:table-row table:style-name="ro1">
          <table:table-cell office:value-type="string" calcext:value-type="string">
            <text:p>Kno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nl.farnell.com/multicomp/cr-r4-7/knob-soft-touch-d-shaft-black/dp/1440012?Ntt=1440012" xlink:type="simple">http://nl.farnell.com/multicomp/cr-r4-7/knob-soft-touch-d-shaft-black/dp/1440012?Ntt=1440012</text:a></text:p>
          </table:table-cell>
          <table:table-cell office:value-type="string" calcext:value-type="string">
            <text:p>MULTICOMP - CR-R4-7 - KNOB, SOFT TOUCH, D SHAFT, BLACK </text:p>
          </table:table-cell>
        </table:table-row>
        <table:table-row table:style-name="ro1">
          <table:table-cell office:value-type="string" calcext:value-type="string">
            <text:p>3.5 mm connec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hobbyking.com/hobbyking/store/__20228__Individual_HXT_3_5mm_connector_for_motor_ESC_12pc_.html" xlink:type="simple">http://www.hobbyking.com/hobbyking/store/__20228__Individual_HXT_3_5mm_connector_for_motor_ESC_12pc_.html</text:a></text:p>
          </table:table-cell>
          <table:table-cell office:value-type="string" calcext:value-type="string">
            <text:p>Individual HXT 3.5mm connector for motor/ESC</text:p>
          </table:table-cell>
        </table:table-row>
        <table:table-row table:style-name="ro1">
          <table:table-cell office:value-type="string" calcext:value-type="string">
            <text:p>Protosh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nl.farnell.com/arduino/a000082/prototype-shield-for-arduino-board/dp/2075379?Ntt=2075379" xlink:type="simple">http://nl.farnell.com/arduino/a000082/prototype-shield-for-arduino-board/dp/2075379?Ntt=2075379</text:a></text:p>
          </table:table-cell>
          <table:table-cell office:value-type="string" calcext:value-type="string">
            <text:p>ARDUINO - A000082 - PROTOTYPE SHIELD, FOR ARDUINO BOARD</text:p>
          </table:table-cell>
        </table:table-row>
        <table:table-row table:style-name="ro1">
          <table:table-cell office:value-type="string" calcext:value-type="string">
            <text:p>Molex ext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sparkfun.com/products/11298" xlink:type="simple">https://www.sparkfun.com/products/11298</text:a> </text:p>
          </table:table-cell>
          <table:table-cell office:value-type="string" calcext:value-type="string">
            <text:p>4 Pin Molex Connector – Pigtail</text:p>
          </table:table-cell>
        </table:table-row>
        <table:table-row table:style-name="ro1">
          <table:table-cell office:value-type="string" calcext:value-type="string">
            <text:p>Stackable head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antratek.nl/arduino-stackable-header-kit </text:p>
          </table:table-cell>
          <table:table-cell office:value-type="string" calcext:value-type="string">
            <text:p>Arduino Stackable Header Kit</text:p>
          </table:table-cell>
        </table:table-row>
        <table:table-row table:style-name="ro1">
          <table:table-cell office:value-type="string" calcext:value-type="string">
            <text:p>M3 10 nuts and bol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bevestigingsmateriaal.nl//index.php?productGroupId=61&amp;productId=65210093303005" xlink:type="simple">http://www.bevestigingsmateriaal.nl//index.php?productGroupId=61&amp;productId=65210093303005</text:a></text:p>
          </table:table-cell>
          <table:table-cell office:value-type="string" calcext:value-type="string">
            <text:p>Buy it at your local Do-It-Yourself hardware stor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Generic stu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d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e wra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9">00-00-0000</text:date>, <text:time style:data-style-name="N2" text:time-value="0000-00-00T10:48:31.4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ser </meta:initial-creator>
    <meta:creation-date>2014-01-18T23:17:42</meta:creation-date>
    <dc:date>2014-10-19T11:07:13.592000000</dc:date>
    <meta:editing-duration>PT11H20M12S</meta:editing-duration>
    <meta:editing-cycles>23</meta:editing-cycles>
    <meta:generator>LibreOffice/4.1.5.3$Windows_x86 LibreOffice_project/1c1366bba2ba2b554cd2ca4d87c06da81c05d24</meta:generator>
    <meta:document-statistic meta:table-count="1" meta:cell-count="92" meta:object-count="0"/>
  </office:meta>
</office:document-meta>
</file>